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5-09-2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5-06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5-03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4-11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4-10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8952" calcext:value-type="float">
            <text:p>69.3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4-06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4-01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3-11-0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3-07-1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3-04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3-02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2-09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2-07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2-04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2-01-1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1-11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1-07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1-03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0-10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0-07-1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20-01-0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9-10-1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9-07-1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9-03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9-01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8-10-15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9224" calcext:value-type="float">
            <text:p>69.2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8-07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8-04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8-01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7-10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7-07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7-04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6-12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6-09-1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6-06-3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6-03-2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5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5-09-0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5-04-20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5-02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4-11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4632" calcext:value-type="float">
            <text:p>69.0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4-06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4-02-1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4-01-15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3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3-06-19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3-02-2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2-06-1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2-01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1-08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1-05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1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9-10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9-06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9-02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8-10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8-07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6-10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6-04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5-08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957110562601</text:p>
          </table:table-cell>
          <table:table-cell office:value-type="string" calcext:value-type="string">
            <text:p>05 144-10.76X05.75 [PW-3]</text:p>
          </table:table-cell>
          <table:table-cell office:value-type="string" calcext:value-type="string">
            <text:p>2005-02-1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